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013cm" fo:margin-left="0cm" table:align="left" fo:background-color="transparent">
        <style:background-image/>
      </style:table-properties>
    </style:style>
    <style:style style:name="Tabla1.A" style:family="table-column">
      <style:table-column-properties style:column-width="4.249cm"/>
    </style:style>
    <style:style style:name="Tabla1.B" style:family="table-column">
      <style:table-column-properties style:column-width="4.251cm"/>
    </style:style>
    <style:style style:name="Tabla1.D" style:family="table-column">
      <style:table-column-properties style:column-width="4.263cm"/>
    </style:style>
    <style:style style:name="Tabla1.A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0.5pt solid #000000"/>
    </style:style>
    <style:style style:name="Tabla1.2" style:family="table-row">
      <style:table-row-properties fo:background-color="transparent">
        <style:background-image/>
      </style:table-row-properties>
    </style:style>
    <style:style style:name="Tabla1.A2" style:family="table-cell">
      <style:table-cell-properties fo:background-color="#ff6d6d" fo:padding="0.097cm" fo:border-left="0.5pt solid #000000" fo:border-right="none" fo:border-top="none" fo:border-bottom="0.5pt solid #000000">
        <style:background-image/>
      </style:table-cell-properties>
    </style:style>
    <style:style style:name="Tabla1.D2" style:family="table-cell">
      <style:table-cell-properties fo:background-color="#ff6d6d" fo:padding="0.097cm" fo:border-left="0.5pt solid #000000" fo:border-right="0.5pt solid #000000" fo:border-top="none" fo:border-bottom="0.5pt solid #000000">
        <style:background-image/>
      </style:table-cell-properties>
    </style:style>
    <style:style style:name="Tabla1.A4" style:family="table-cell">
      <style:table-cell-properties fo:background-color="#729fcf" fo:padding="0.097cm" fo:border-left="0.5pt solid #000000" fo:border-right="none" fo:border-top="none" fo:border-bottom="0.5pt solid #000000">
        <style:background-image/>
      </style:table-cell-properties>
    </style:style>
    <style:style style:name="Tabla1.D4" style:family="table-cell">
      <style:table-cell-properties fo:background-color="#729fcf" fo:padding="0.097cm" fo:border-left="0.5pt solid #000000" fo:border-right="0.5pt solid #000000" fo:border-top="none" fo:border-bottom="0.5pt solid #000000">
        <style:background-image/>
      </style:table-cell-properties>
    </style:style>
    <style:style style:name="Tabla2" style:family="table">
      <style:table-properties style:width="17.013cm" fo:margin-left="0cm" table:align="left" fo:background-color="transparent">
        <style:background-image/>
      </style:table-properties>
    </style:style>
    <style:style style:name="Tabla2.A" style:family="table-column">
      <style:table-column-properties style:column-width="3.399cm"/>
    </style:style>
    <style:style style:name="Tabla2.B" style:family="table-column">
      <style:table-column-properties style:column-width="3.507cm"/>
    </style:style>
    <style:style style:name="Tabla2.C" style:family="table-column">
      <style:table-column-properties style:column-width="3.293cm"/>
    </style:style>
    <style:style style:name="Tabla2.D" style:family="table-column">
      <style:table-column-properties style:column-width="3.401cm"/>
    </style:style>
    <style:style style:name="Tabla2.E" style:family="table-column">
      <style:table-column-properties style:column-width="3.413cm"/>
    </style:style>
    <style:style style:name="Tabla2.A1" style:family="table-cell">
      <style:table-cell-properties fo:padding="0.097cm" fo:border-left="0.5pt solid #000000" fo:border-right="none" fo:border-top="0.5pt solid #000000" fo:border-bottom="0.5pt solid #000000"/>
    </style:style>
    <style:style style:name="Tabla2.E1" style:family="table-cell">
      <style:table-cell-properties fo:padding="0.097cm" fo:border="0.5pt solid #000000"/>
    </style:style>
    <style:style style:name="Tabla2.2" style:family="table-row">
      <style:table-row-properties fo:background-color="transparent">
        <style:background-image/>
      </style:table-row-properties>
    </style:style>
    <style:style style:name="Tabla2.A2" style:family="table-cell">
      <style:table-cell-properties fo:background-color="#ff6d6d" fo:padding="0.097cm" fo:border-left="0.5pt solid #000000" fo:border-right="none" fo:border-top="none" fo:border-bottom="0.5pt solid #000000">
        <style:background-image/>
      </style:table-cell-properties>
    </style:style>
    <style:style style:name="Tabla2.E2" style:family="table-cell">
      <style:table-cell-properties fo:background-color="#ff6d6d" fo:padding="0.097cm" fo:border-left="0.5pt solid #000000" fo:border-right="0.5pt solid #000000" fo:border-top="none" fo:border-bottom="0.5pt solid #000000">
        <style:background-image/>
      </style:table-cell-properties>
    </style:style>
    <style:style style:name="Tabla2.A6" style:family="table-cell">
      <style:table-cell-properties fo:background-color="#729fcf" fo:padding="0.097cm" fo:border-left="0.5pt solid #000000" fo:border-right="none" fo:border-top="none" fo:border-bottom="0.5pt solid #000000">
        <style:background-image/>
      </style:table-cell-properties>
    </style:style>
    <style:style style:name="Tabla2.E6" style:family="table-cell">
      <style:table-cell-properties fo:background-color="#729fcf" fo:padding="0.097cm" fo:border-left="0.5pt solid #000000" fo:border-right="0.5pt solid #000000" fo:border-top="none" fo:border-bottom="0.5pt solid #000000">
        <style:background-image/>
      </style:table-cell-properties>
    </style:style>
    <style:style style:name="P1" style:family="paragraph" style:parent-style-name="Standard">
      <style:text-properties fo:font-size="28pt" officeooo:rsid="00008396" officeooo:paragraph-rsid="00008396" style:font-size-asian="24.5pt" style:font-size-complex="28pt"/>
    </style:style>
    <style:style style:name="P2" style:family="paragraph" style:parent-style-name="Standard">
      <style:text-properties fo:font-size="24pt" officeooo:rsid="00008396" officeooo:paragraph-rsid="00008396" style:font-size-asian="21pt" style:font-size-complex="24pt"/>
    </style:style>
    <style:style style:name="P3" style:family="paragraph" style:parent-style-name="Standard">
      <style:text-properties fo:font-size="16pt" officeooo:rsid="00008396" officeooo:paragraph-rsid="00008396" style:font-size-asian="14pt" style:font-size-complex="16pt"/>
    </style:style>
    <style:style style:name="P4" style:family="paragraph" style:parent-style-name="Standard">
      <style:text-properties fo:font-size="16pt" style:text-underline-style="none" officeooo:rsid="0023082e" officeooo:paragraph-rsid="0023082e" fo:background-color="transparent" style:font-size-asian="14pt" style:font-size-complex="16pt"/>
    </style:style>
    <style:style style:name="P5" style:family="paragraph" style:parent-style-name="Standard">
      <style:text-properties fo:font-size="12pt" officeooo:rsid="00008396" officeooo:paragraph-rsid="00008396" style:font-size-asian="10.5pt" style:font-size-complex="12pt"/>
    </style:style>
    <style:style style:name="P6" style:family="paragraph" style:parent-style-name="Table_20_Contents">
      <style:text-properties fo:font-size="12pt" officeooo:rsid="00008396" officeooo:paragraph-rsid="00008396" style:font-size-asian="10.5pt" style:font-size-complex="12pt"/>
    </style:style>
    <style:style style:name="P7" style:family="paragraph" style:parent-style-name="Standard">
      <style:paragraph-properties fo:text-align="start" style:justify-single-word="false"/>
      <style:text-properties fo:font-size="12pt" officeooo:rsid="00277b2e" officeooo:paragraph-rsid="0023082e" style:font-size-asian="10.5pt" style:font-size-complex="12pt"/>
    </style:style>
    <style:style style:name="P8" style:family="paragraph" style:parent-style-name="Table_20_Contents">
      <style:paragraph-properties fo:text-align="start" style:justify-single-word="false"/>
      <style:text-properties fo:font-size="12pt" officeooo:rsid="00277b2e" officeooo:paragraph-rsid="0023082e" style:font-size-asian="10.5pt" style:font-size-complex="12pt"/>
    </style:style>
    <style:style style:name="P9" style:family="paragraph" style:parent-style-name="Table_20_Contents">
      <style:paragraph-properties fo:text-align="start" style:justify-single-word="false"/>
      <style:text-properties fo:font-size="12pt" officeooo:rsid="00267725" officeooo:paragraph-rsid="0023082e" style:font-size-asian="10.5pt" style:font-size-complex="12pt"/>
    </style:style>
    <style:style style:name="P10" style:family="paragraph" style:parent-style-name="Table_20_Contents">
      <style:paragraph-properties fo:text-align="start" style:justify-single-word="false"/>
      <style:text-properties fo:font-size="12pt" officeooo:rsid="0029a19c" officeooo:paragraph-rsid="0023082e" style:font-size-asian="10.5pt" style:font-size-complex="12pt"/>
    </style:style>
    <style:style style:name="P11" style:family="paragraph" style:parent-style-name="Table_20_Contents">
      <style:paragraph-properties fo:text-align="start" style:justify-single-word="false"/>
      <style:text-properties fo:font-size="12pt" officeooo:rsid="002bf525" officeooo:paragraph-rsid="0023082e" style:font-size-asian="10.5pt" style:font-size-complex="12pt"/>
    </style:style>
    <style:style style:name="P12" style:family="paragraph" style:parent-style-name="Table_20_Contents">
      <style:paragraph-properties fo:text-align="start" style:justify-single-word="false"/>
      <style:text-properties fo:font-size="12pt" officeooo:rsid="003d8b65" officeooo:paragraph-rsid="0023082e" style:font-size-asian="10.5pt" style:font-size-complex="12pt"/>
    </style:style>
    <style:style style:name="P13" style:family="paragraph" style:parent-style-name="Table_20_Contents">
      <style:paragraph-properties fo:text-align="start" style:justify-single-word="false"/>
      <style:text-properties fo:font-size="12pt" officeooo:rsid="00283947" officeooo:paragraph-rsid="0023082e" style:font-size-asian="10.5pt" style:font-size-complex="12pt"/>
    </style:style>
    <style:style style:name="P14" style:family="paragraph" style:parent-style-name="Table_20_Contents">
      <style:paragraph-properties fo:text-align="start" style:justify-single-word="false"/>
      <style:text-properties fo:font-size="12pt" officeooo:paragraph-rsid="0023082e" style:font-size-asian="10.5pt" style:font-size-complex="12pt"/>
    </style:style>
    <style:style style:name="P15" style:family="paragraph" style:parent-style-name="Table_20_Contents">
      <style:paragraph-properties fo:text-align="start" style:justify-single-word="false"/>
      <style:text-properties fo:font-size="12pt" officeooo:rsid="003e477a" officeooo:paragraph-rsid="0023082e" style:font-size-asian="10.5pt" style:font-size-complex="12pt"/>
    </style:style>
    <style:style style:name="P16" style:family="paragraph" style:parent-style-name="Table_20_Contents">
      <style:paragraph-properties fo:text-align="start" style:justify-single-word="false"/>
      <style:text-properties fo:font-size="12pt" officeooo:rsid="002df376" officeooo:paragraph-rsid="0023082e" style:font-size-asian="10.5pt" style:font-size-complex="12pt"/>
    </style:style>
    <style:style style:name="P17" style:family="paragraph" style:parent-style-name="Standard">
      <style:text-properties fo:font-size="12pt" officeooo:rsid="00008396" officeooo:paragraph-rsid="00008396" fo:background-color="transparent" style:font-size-asian="10.5pt" style:font-size-complex="12pt"/>
    </style:style>
    <style:style style:name="P18" style:family="paragraph" style:parent-style-name="Table_20_Contents">
      <style:text-properties fo:font-size="12pt" officeooo:rsid="00008396" officeooo:paragraph-rsid="00008396" fo:background-color="transparent" style:font-size-asian="10.5pt" style:font-size-complex="12pt"/>
    </style:style>
    <style:style style:name="P19" style:family="paragraph" style:parent-style-name="Standard">
      <style:text-properties fo:font-size="12pt" officeooo:rsid="00021bdb" officeooo:paragraph-rsid="00021bdb" fo:background-color="transparent" style:font-size-asian="10.5pt" style:font-size-complex="12pt"/>
    </style:style>
    <style:style style:name="P20" style:family="paragraph" style:parent-style-name="Standard">
      <style:text-properties fo:font-size="12pt" officeooo:rsid="0004b230" officeooo:paragraph-rsid="0004b230" fo:background-color="transparent" style:font-size-asian="10.5pt" style:font-size-complex="12pt"/>
    </style:style>
    <style:style style:name="P21" style:family="paragraph" style:parent-style-name="Standard">
      <style:text-properties fo:font-size="12pt" officeooo:rsid="0004b230" officeooo:paragraph-rsid="00134046" fo:background-color="transparent" style:font-size-asian="10.5pt" style:font-size-complex="12pt"/>
    </style:style>
    <style:style style:name="P22" style:family="paragraph" style:parent-style-name="Standard">
      <style:text-properties fo:font-size="12pt" officeooo:rsid="000665b0" officeooo:paragraph-rsid="000665b0" fo:background-color="transparent" style:font-size-asian="10.5pt" style:font-size-complex="12pt"/>
    </style:style>
    <style:style style:name="P23" style:family="paragraph" style:parent-style-name="Table_20_Contents">
      <style:text-properties fo:font-size="12pt" officeooo:rsid="00008396" officeooo:paragraph-rsid="00008396" fo:background-color="#ff6d6d" style:font-size-asian="10.5pt" style:font-size-complex="12pt"/>
    </style:style>
    <style:style style:name="P24" style:family="paragraph" style:parent-style-name="Standard">
      <style:text-properties fo:font-size="12pt" officeooo:rsid="00008396" officeooo:paragraph-rsid="00008396" fo:background-color="#ffff00" style:font-size-asian="10.5pt" style:font-size-complex="12pt"/>
    </style:style>
    <style:style style:name="P25" style:family="paragraph" style:parent-style-name="Standard">
      <style:text-properties fo:font-size="12pt" style:text-underline-style="solid" style:text-underline-width="auto" style:text-underline-color="font-color" officeooo:rsid="00151bd5" officeooo:paragraph-rsid="0004b230" fo:background-color="transparent" style:font-size-asian="10.5pt" style:font-size-complex="12pt"/>
    </style:style>
    <style:style style:name="P26" style:family="paragraph" style:parent-style-name="Standard">
      <style:paragraph-properties fo:text-align="start" style:justify-single-word="false"/>
      <style:text-properties fo:font-size="12pt" style:text-underline-style="solid" style:text-underline-width="auto" style:text-underline-color="font-color" officeooo:rsid="001fbac9" officeooo:paragraph-rsid="0023082e" fo:background-color="transparent" style:font-size-asian="10.5pt" style:font-size-complex="12pt"/>
    </style:style>
    <style:style style:name="P27" style:family="paragraph" style:parent-style-name="Standard">
      <style:text-properties fo:font-size="12pt" style:text-underline-style="none" officeooo:rsid="00151bd5" officeooo:paragraph-rsid="00151bd5" fo:background-color="transparent" style:font-size-asian="10.5pt" style:font-size-complex="12pt"/>
    </style:style>
    <style:style style:name="P28" style:family="paragraph" style:parent-style-name="Standard">
      <style:text-properties fo:font-size="12pt" style:text-underline-style="none" officeooo:rsid="0016a53b" officeooo:paragraph-rsid="0016a53b" fo:background-color="transparent" style:font-size-asian="10.5pt" style:font-size-complex="12pt"/>
    </style:style>
    <style:style style:name="P29" style:family="paragraph" style:parent-style-name="Standard">
      <style:text-properties fo:font-size="12pt" style:text-underline-style="none" officeooo:rsid="0016a53b" officeooo:paragraph-rsid="00260684" fo:background-color="transparent" style:font-size-asian="10.5pt" style:font-size-complex="12pt"/>
    </style:style>
    <style:style style:name="P30" style:family="paragraph" style:parent-style-name="Standard">
      <style:text-properties fo:font-size="12pt" style:text-underline-style="none" officeooo:rsid="001b61f4" officeooo:paragraph-rsid="001b61f4" fo:background-color="transparent" style:font-size-asian="10.5pt" style:font-size-complex="12pt"/>
    </style:style>
    <style:style style:name="P31" style:family="paragraph" style:parent-style-name="Standard">
      <style:text-properties fo:font-size="12pt" style:text-underline-style="none" officeooo:rsid="002190bb" officeooo:paragraph-rsid="002190bb" fo:background-color="transparent" style:font-size-asian="10.5pt" style:font-size-complex="12pt"/>
    </style:style>
    <style:style style:name="P32" style:family="paragraph" style:parent-style-name="Standard">
      <style:text-properties fo:font-size="12pt" style:text-underline-style="none" officeooo:rsid="0023082e" officeooo:paragraph-rsid="0023082e" fo:background-color="transparent" style:font-size-asian="10.5pt" style:font-size-complex="12pt"/>
    </style:style>
    <style:style style:name="P33" style:family="paragraph" style:parent-style-name="Standard">
      <style:paragraph-properties fo:text-align="start" style:justify-single-word="false"/>
      <style:text-properties fo:font-size="12pt" style:text-underline-style="none" officeooo:rsid="00277b2e" officeooo:paragraph-rsid="0023082e" fo:background-color="transparent" style:font-size-asian="10.5pt" style:font-size-complex="12pt"/>
    </style:style>
    <style:style style:name="P34" style:family="paragraph" style:parent-style-name="Standard">
      <style:text-properties fo:font-size="12pt" style:text-underline-style="none" officeooo:rsid="000665b0" officeooo:paragraph-rsid="000665b0" fo:background-color="transparent" style:font-size-asian="10.5pt" style:font-size-complex="12pt"/>
    </style:style>
    <style:style style:name="P35" style:family="paragraph" style:parent-style-name="Standard">
      <style:text-properties fo:font-size="12pt" style:text-underline-style="none" officeooo:rsid="00247342" officeooo:paragraph-rsid="002190bb" fo:background-color="transparent" style:font-size-asian="10.5pt" style:font-size-complex="12pt"/>
    </style:style>
    <style:style style:name="P36" style:family="paragraph" style:parent-style-name="Standard">
      <style:text-properties fo:font-size="12pt" style:text-underline-style="none" officeooo:rsid="00260684" officeooo:paragraph-rsid="00260684" fo:background-color="transparent" style:font-size-asian="10.5pt" style:font-size-complex="12pt"/>
    </style:style>
    <style:style style:name="P37" style:family="paragraph" style:parent-style-name="Standard">
      <style:paragraph-properties fo:text-align="start" style:justify-single-word="false"/>
      <style:text-properties fo:font-size="12pt" style:text-underline-style="none" officeooo:rsid="00294dcd" officeooo:paragraph-rsid="00294dcd" fo:background-color="transparent" style:font-size-asian="10.5pt" style:font-size-complex="12pt"/>
    </style:style>
    <style:style style:name="P38" style:family="paragraph" style:parent-style-name="Standard">
      <style:paragraph-properties fo:text-align="start" style:justify-single-word="false"/>
      <style:text-properties fo:font-size="12pt" style:text-underline-style="none" officeooo:rsid="00294dcd" officeooo:paragraph-rsid="002a58ee" fo:background-color="transparent" style:font-size-asian="10.5pt" style:font-size-complex="12pt"/>
    </style:style>
    <style:style style:name="P39" style:family="paragraph" style:parent-style-name="Standard">
      <style:paragraph-properties fo:text-align="start" style:justify-single-word="false"/>
      <style:text-properties fo:font-size="12pt" style:text-underline-style="none" officeooo:rsid="002d4831" officeooo:paragraph-rsid="002d4831" fo:background-color="transparent" style:font-size-asian="10.5pt" style:font-size-complex="12pt"/>
    </style:style>
    <style:style style:name="P40" style:family="paragraph" style:parent-style-name="Table_20_Contents">
      <style:text-properties officeooo:paragraph-rsid="00008396"/>
    </style:style>
    <style:style style:name="P41" style:family="paragraph" style:parent-style-name="Standard">
      <style:text-properties fo:font-size="14pt" officeooo:rsid="0004b230" officeooo:paragraph-rsid="0004b230" fo:background-color="transparent" style:font-size-asian="14pt" style:font-size-complex="14pt"/>
    </style:style>
    <style:style style:name="P42" style:family="paragraph" style:parent-style-name="Standard">
      <style:text-properties fo:font-size="14pt" officeooo:rsid="00008396" officeooo:paragraph-rsid="00008396" style:font-size-asian="14pt" style:font-size-complex="14pt"/>
    </style:style>
    <style:style style:name="P43" style:family="paragraph" style:parent-style-name="Standard" style:list-style-name="L1">
      <style:paragraph-properties fo:text-align="start" style:justify-single-word="false"/>
      <style:text-properties fo:font-size="12pt" style:text-underline-style="none" officeooo:rsid="00294dcd" officeooo:paragraph-rsid="002a58ee" fo:background-color="transparent" style:font-size-asian="10.5pt" style:font-size-complex="12pt"/>
    </style:style>
    <style:style style:name="T1" style:family="text">
      <style:text-properties fo:background-color="#ffff00" loext:char-shading-value="0"/>
    </style:style>
    <style:style style:name="T2" style:family="text">
      <style:text-properties officeooo:rsid="00021bdb"/>
    </style:style>
    <style:style style:name="T3" style:family="text">
      <style:text-properties fo:background-color="#729fcf" loext:char-shading-value="0"/>
    </style:style>
    <style:style style:name="T4" style:family="text">
      <style:text-properties officeooo:rsid="001d05c4" fo:background-color="#729fcf" loext:char-shading-value="0"/>
    </style:style>
    <style:style style:name="T5" style:family="text">
      <style:text-properties officeooo:rsid="001eefdf" fo:background-color="#729fcf" loext:char-shading-value="0"/>
    </style:style>
    <style:style style:name="T6" style:family="text">
      <style:text-properties style:text-underline-style="none"/>
    </style:style>
    <style:style style:name="T7" style:family="text">
      <style:text-properties style:text-underline-style="none" officeooo:rsid="00079d41"/>
    </style:style>
    <style:style style:name="T8" style:family="text">
      <style:text-properties style:text-underline-style="none" officeooo:rsid="00091953"/>
    </style:style>
    <style:style style:name="T9" style:family="text">
      <style:text-properties officeooo:rsid="000b0863"/>
    </style:style>
    <style:style style:name="T10" style:family="text">
      <style:text-properties officeooo:rsid="000b4439"/>
    </style:style>
    <style:style style:name="T11" style:family="text">
      <style:text-properties officeooo:rsid="000f7a10"/>
    </style:style>
    <style:style style:name="T12" style:family="text">
      <style:text-properties officeooo:rsid="001010f8"/>
    </style:style>
    <style:style style:name="T13" style:family="text">
      <style:text-properties officeooo:rsid="00131db1"/>
    </style:style>
    <style:style style:name="T14" style:family="text">
      <style:text-properties officeooo:rsid="001d05c4"/>
    </style:style>
    <style:style style:name="T15" style:family="text">
      <style:text-properties officeooo:rsid="002190bb"/>
    </style:style>
    <style:style style:name="T16" style:family="text">
      <style:text-properties officeooo:rsid="0023082e"/>
    </style:style>
    <style:style style:name="T17" style:family="text">
      <style:text-properties officeooo:rsid="00267725"/>
    </style:style>
    <style:style style:name="T18" style:family="text">
      <style:text-properties officeooo:rsid="00260684"/>
    </style:style>
    <style:style style:name="T19" style:family="text">
      <style:text-properties officeooo:rsid="002a58ee"/>
    </style:style>
    <style:style style:name="T20" style:family="text">
      <style:text-properties officeooo:rsid="002c0f53"/>
    </style:style>
    <style:style style:name="T21" style:family="text">
      <style:text-properties officeooo:rsid="002d483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stemas Paralelos</text:p>
      <text:p text:style-name="P2">Corrección de Entrega 1</text:p>
      <text:p text:style-name="P3">Grupo 12; Juan Andrés Geido</text:p>
      <text:p text:style-name="P3"/>
      <text:p text:style-name="P5">Este documento presenta las correcciones de los errores nombrados en el coloquio. <text:span text:style-name="T2">No estaba seguro de si debería presentarlo como un documento nuevo o como una edición sobre el original, así que hice la corrección acá e incluyo el documento original en el comprimido para usar como referencia.</text:span></text:p>
      <text:p text:style-name="P3"/>
      <text:p text:style-name="P42">Punto 1.</text:p>
      <text:p text:style-name="P5"/>
      <text:p text:style-name="P5">En el coloquio se menciono que se habría visto mayor efecto de los cambios entre las versiones de Quadatric de haber utilizado distintos niveles de Times, por lo cual voy a testear esta vez con times de <text:span text:style-name="T1">10</text:span>, <text:span text:style-name="T1">100</text:span> y <text:span text:style-name="T1">1000</text:span>, en todos con <text:span text:style-name="T1">N = 10000000</text:span></text:p>
      <text:p text:style-name="P24"/>
      <text:p text:style-name="P17">En quadatric1 no se verán cambios ya que no es un test de tiempo de ejecución, si no de precisión. <text:span text:style-name="T2">Este mostraba, como indicado en la entrega original, que el valor double da un resultado mas exacto que el valor float.</text:span></text:p>
      <text:p text:style-name="P17"/>
      <text:p text:style-name="P19">En cuanto a los tiempos de ejecución:</text:p>
      <text:p text:style-name="P5"/>
      <text:p text:style-name="P17">Con fondo rojo, maquina local.</text:p>
      <text:p text:style-name="P17">Con fondo azul, el cluster.</text:p>
      <text:p text:style-name="P17"/>
      <table:table table:name="Tabla1" table:style-name="Tabla1">
        <table:table-column table:style-name="Tabla1.A"/>
        <table:table-column table:style-name="Tabla1.B"/>
        <table:table-column table:style-name="Tabla1.A"/>
        <table:table-column table:style-name="Tabla1.D"/>
        <table:table-row>
          <table:table-cell table:style-name="Tabla1.A1" office:value-type="string">
            <text:p text:style-name="P6">TIMES</text:p>
          </table:table-cell>
          <table:table-cell table:style-name="Tabla1.A1" office:value-type="string">
            <text:p text:style-name="P6">10</text:p>
          </table:table-cell>
          <table:table-cell table:style-name="Tabla1.A1" office:value-type="string">
            <text:p text:style-name="P6">100</text:p>
          </table:table-cell>
          <table:table-cell table:style-name="Tabla1.D1" office:value-type="string">
            <text:p text:style-name="P6">1000</text:p>
          </table:table-cell>
        </table:table-row>
        <table:table-row table:style-name="Tabla1.2">
          <table:table-cell table:style-name="Tabla1.A2" office:value-type="string">
            <text:p text:style-name="P23">Quadatric2.c</text:p>
          </table:table-cell>
          <table:table-cell table:style-name="Tabla1.A2" office:value-type="string">
            <text:p text:style-name="P23">Double: 0.158192</text:p>
            <text:p text:style-name="P23">Float: 0.194350</text:p>
          </table:table-cell>
          <table:table-cell table:style-name="Tabla1.A2" office:value-type="string">
            <text:p text:style-name="P23">Double: 1.585805</text:p>
            <text:p text:style-name="P23">Float: 1.950671</text:p>
          </table:table-cell>
          <table:table-cell table:style-name="Tabla1.D2" office:value-type="string">
            <text:p text:style-name="P23">Double: 16.088816</text:p>
            <text:p text:style-name="P23">Float: 19.786324</text:p>
          </table:table-cell>
        </table:table-row>
        <table:table-row table:style-name="Tabla1.2">
          <table:table-cell table:style-name="Tabla1.A2" office:value-type="string">
            <text:p text:style-name="P23">Quadatric3.c</text:p>
          </table:table-cell>
          <table:table-cell table:style-name="Tabla1.A2" office:value-type="string">
            <text:p text:style-name="P40">Double: 0.159336</text:p>
            <text:p text:style-name="P40">Float: 0.130111</text:p>
          </table:table-cell>
          <table:table-cell table:style-name="Tabla1.A2" office:value-type="string">
            <text:p text:style-name="P23">Double: 1.585805</text:p>
            <text:p text:style-name="P23">Float: 1.950671</text:p>
          </table:table-cell>
          <table:table-cell table:style-name="Tabla1.D2" office:value-type="string">
            <text:p text:style-name="P40">Double: 16.860916</text:p>
            <text:p text:style-name="P40">Float: 12.634313</text:p>
          </table:table-cell>
        </table:table-row>
        <table:table-row table:style-name="Tabla1.2">
          <table:table-cell table:style-name="Tabla1.A4" office:value-type="string">
            <text:p text:style-name="P18">Quadatric2.c</text:p>
          </table:table-cell>
          <table:table-cell table:style-name="Tabla1.A4" office:value-type="string">
            <text:p text:style-name="P18">Double: 0.220778</text:p>
            <text:p text:style-name="P18">Float: 0.314899</text:p>
          </table:table-cell>
          <table:table-cell table:style-name="Tabla1.A4" office:value-type="string">
            <text:p text:style-name="P18">Double: 2.086008</text:p>
            <text:p text:style-name="P18">Float: 3.155912</text:p>
          </table:table-cell>
          <table:table-cell table:style-name="Tabla1.D4" office:value-type="string">
            <text:p text:style-name="P40">Double: 21.979805</text:p>
            <text:p text:style-name="P40">Float: 31.514928</text:p>
          </table:table-cell>
        </table:table-row>
        <table:table-row table:style-name="Tabla1.2">
          <table:table-cell table:style-name="Tabla1.A4" office:value-type="string">
            <text:p text:style-name="P18">Quadatric3.c</text:p>
          </table:table-cell>
          <table:table-cell table:style-name="Tabla1.A4" office:value-type="string">
            <text:p text:style-name="P18">Double: 0.208390</text:p>
            <text:p text:style-name="P18">Float: 0.168932</text:p>
          </table:table-cell>
          <table:table-cell table:style-name="Tabla1.A4" office:value-type="string">
            <text:p text:style-name="P18">Double: 2.189530</text:p>
            <text:p text:style-name="P18">Float: 1.689139</text:p>
          </table:table-cell>
          <table:table-cell table:style-name="Tabla1.D4" office:value-type="string">
            <text:p text:style-name="P18">Double: 20.869793</text:p>
            <text:p text:style-name="P18">Float: 16.900701</text:p>
          </table:table-cell>
        </table:table-row>
      </table:table>
      <text:p text:style-name="P17"/>
      <text:p text:style-name="P19">Con todos los datos en papel, llego a la misma conclusión: Los cálculos con floats son mas rápidos que los cálculos con double, siempre y cuando se utilicen las funciones y los valores correctos para evitar casteos y conversiones innecesarias durante runtime.</text:p>
      <text:p text:style-name="P19"/>
      <text:p text:style-name="P19">Los floats son mas rápidos de <text:span text:style-name="T21">procesar</text:span>, ocupan menos memoria que los valores double, pero sufren de una perdida de precisión. Los valores double, a pesar de sus trade-off, tienen la ventaja de dar resultados mas exactos al tener el doble de bits.</text:p>
      <text:p text:style-name="P19"/>
      <text:p text:style-name="P19"/>
      <text:p text:style-name="P19"/>
      <text:p text:style-name="P19"/>
      <text:p text:style-name="P19"/>
      <text:p text:style-name="P19"/>
      <text:p text:style-name="P41"><text:soft-page-break/>Punto 2.</text:p>
      <text:p text:style-name="P20"/>
      <text:p text:style-name="P20">Realizo las correcciones a los errores nombrados en el <text:span text:style-name="T11">código del punto 2</text:span>.</text:p>
      <text:p text:style-name="P20">Como baseline para las mejoras, voy a utilizar un N=<text:span text:style-name="T9">2048</text:span> y BS=8 en mi maquina local, compilando con gcc y -O3.</text:p>
      <text:p text:style-name="P20"/>
      <text:p text:style-name="P20">Antes de aplicar las correcciones, se vio un tiempo de <text:span text:style-name="T3">14.02239</text:span>.</text:p>
      <text:p text:style-name="P20"><text:line-break/>Se comienza por corregir la inicialización de MinA, MaxA <text:span text:style-name="T16">y TotalA, </text:span>que no se inicializaban bien por un mal entendimiento del lenguaje de mi parte. Esto no debería afectar el rendimiento.</text:p>
      <text:p text:style-name="P34"/>
      <text:p text:style-name="P22"><text:span text:style-name="T13">S</text:span>e arregla el chequeo de mínimo y máximo con un if-else que estaba mal, <text:span text:style-name="T12">sencillamente</text:span> <text:span text:style-name="T12">removiendo </text:span>el else. En teoría esto podría afectar muy ligeramente el rendimiento, pero dará resultados correctos.<text:span text:style-name="T6"> </text:span><text:span text:style-name="T7">Tras </text:span><text:span text:style-name="T8">esta corrección</text:span><text:span text:style-name="T7">, se vio prácticamente el mismo numero.</text:span></text:p>
      <text:p text:style-name="P20"/>
      <text:p text:style-name="P21">La matriz DP2 usada para cachear <text:span text:style-name="T18">Pot2(D)</text:span> ahora se define como <text:span text:style-name="T18">una alocación de </text:span><text:span text:style-name="T15">double</text:span><text:span text:style-name="T18">s</text:span>, para evitar muchísimos casteos innecesarios cada vez que se realiza el calculo. </text:p>
      <text:p text:style-name="P21"><text:span text:style-name="T10">Como corrección similar, por un error de codeo estaba casteando el escalar a int cada vez que se enviaba a la función, y allí se volvía a castear de nuevo a double cuando se utilizaba, así que también arregle eso. </text:span>Tras esta<text:span text:style-name="T10">s</text:span> correcciones se vio un tiempo de <text:span text:style-name="T3">13.35080</text:span>.</text:p>
      <text:p text:style-name="P25"/>
      <text:p text:style-name="P27">Procedo a agregar una variable `registro` dentro de las funciones mmblk. De esta forma se van sumando los valores de resultado a este registro y luego se le asignan por completo a la matriz resultado. Tras este cambio, se vio un tiempo de <text:span text:style-name="T3">13.12336</text:span>. </text:p>
      <text:p text:style-name="P30">Una mejora pequeña, pero tras varios intentos, consistente. No se porque vi el efecto contrario cuando intente esto para la primera entrega, tal vez tuvo que ver con los errores anteriores y sus casteos.</text:p>
      <text:p text:style-name="P27"/>
      <text:p text:style-name="P29">Se menciono que ejecutar ambos bloques de mmblk <text:span text:style-name="T18">dentro de los mismos loops anidados </text:span>podria resultar en peor uso de la cache ya que se estan <text:span text:style-name="T18">trabajando</text:span> 5 arreglos a la vez.</text:p>
      <text:p text:style-name="P29">Por este motivo procedo a separarlos. <text:span text:style-name="T14">Tras este cambio, el tiempo mejora a </text:span><text:span text:style-name="T4">1</text:span><text:span text:style-name="T5">2</text:span><text:span text:style-name="T4">.</text:span><text:span text:style-name="T5">98</text:span><text:span text:style-name="T4">755</text:span><text:span text:style-name="T14">. Un cambio que de nuevo, parece menor, pero es consistente.</text:span></text:p>
      <text:p text:style-name="P28"/>
      <text:p text:style-name="P36">Quedando el problema de que el escalar no se estaba multiplicando correctamente, preferi mover esa funcionalidad fuera de mmblk_parte1, lo cual si bien requiere un for loop extra abajo, me parecio que ahorraria computo al no tener que mandar el escalar a la funcion, y me parecio mejor que esa funcion unicamente se dedicara a multiplicar A*B y nada mas. </text:p>
      <text:p text:style-name="P36"/>
      <text:p text:style-name="P36">Luego de esto, el tiempo de ejecución no mejoro, pero tampoco empeoro (luego de probarlo varias veces parece tener el mismo rendimiento con una consistencia de 200ms para arriba y para abajo). Pero ahora el escalar se multiplica correctamente.</text:p>
      <text:p text:style-name="P36"/>
      <text:p text:style-name="P36">Por lo tanto, luego de todas las correcciones, ahora la operación debería resolver el problema correctamente, y se mejoro el tiempo de ejecución en un ~7%, en el particular caso de N=2048, BS=8 y gcc -O3.</text:p>
      <text:p text:style-name="P31"/>
      <text:p text:style-name="P35"/>
      <text:p text:style-name="P31"/>
      <text:p text:style-name="P31"/>
      <text:p text:style-name="P31"/>
      <text:p text:style-name="P31"/>
      <text:p text:style-name="P31"/>
      <text:p text:style-name="P4"><text:soft-page-break/>Resultados</text:p>
      <text:p text:style-name="P4"/>
      <text:p text:style-name="P32">Estos son los resultados del programa luego de las correcciones en la página anterior. De nuevo, <text:span text:style-name="T20">utilizo un BS=8, y </text:span>el comprimido incluye el pdf viejo para usar de referencia.</text:p>
      <text:p text:style-name="P32"/>
      <text:p text:style-name="P7">Con fondo rojo, las pruebas en mi equipo local.</text:p>
      <text:p text:style-name="P33">Con fondo azul, las pruebas en el cluster.</text:p>
      <text:p text:style-name="P32"/>
      <text:p text:style-name="P7"/>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9">N</text:p>
          </table:table-cell>
          <table:table-cell table:style-name="Tabla2.A1" office:value-type="string">
            <text:p text:style-name="P9">512</text:p>
          </table:table-cell>
          <table:table-cell table:style-name="Tabla2.A1" office:value-type="string">
            <text:p text:style-name="P9">1024</text:p>
          </table:table-cell>
          <table:table-cell table:style-name="Tabla2.A1" office:value-type="string">
            <text:p text:style-name="P9">2048</text:p>
          </table:table-cell>
          <table:table-cell table:style-name="Tabla2.E1" office:value-type="string">
            <text:p text:style-name="P9">4096</text:p>
          </table:table-cell>
        </table:table-row>
        <table:table-row table:style-name="Tabla2.2">
          <table:table-cell table:style-name="Tabla2.A2" office:value-type="string">
            <text:p text:style-name="P9">Sin opt.</text:p>
          </table:table-cell>
          <table:table-cell table:style-name="Tabla2.A2" office:value-type="string">
            <text:p text:style-name="P10">1.03357</text:p>
          </table:table-cell>
          <table:table-cell table:style-name="Tabla2.A2" office:value-type="string">
            <text:p text:style-name="P10">8.68823</text:p>
          </table:table-cell>
          <table:table-cell table:style-name="Tabla2.A2" office:value-type="string">
            <text:p text:style-name="P10">67.49447</text:p>
          </table:table-cell>
          <table:table-cell table:style-name="Tabla2.E2" office:value-type="string">
            <text:p text:style-name="P11">536.92234</text:p>
          </table:table-cell>
        </table:table-row>
        <table:table-row table:style-name="Tabla2.2">
          <table:table-cell table:style-name="Tabla2.A2" office:value-type="string">
            <text:p text:style-name="P9">-O1</text:p>
          </table:table-cell>
          <table:table-cell table:style-name="Tabla2.A2" office:value-type="string">
            <text:p text:style-name="P12">0.21569</text:p>
          </table:table-cell>
          <table:table-cell table:style-name="Tabla2.A2" office:value-type="string">
            <text:p text:style-name="P12">1.75554</text:p>
          </table:table-cell>
          <table:table-cell table:style-name="Tabla2.A2" office:value-type="string">
            <text:p text:style-name="P13">14.25076</text:p>
          </table:table-cell>
          <table:table-cell table:style-name="Tabla2.E2" office:value-type="string">
            <text:p text:style-name="P13">112.63282</text:p>
          </table:table-cell>
        </table:table-row>
        <table:table-row table:style-name="Tabla2.2">
          <table:table-cell table:style-name="Tabla2.A2" office:value-type="string">
            <text:p text:style-name="P14">-<text:span text:style-name="T17">O2</text:span></text:p>
          </table:table-cell>
          <table:table-cell table:style-name="Tabla2.A2" office:value-type="string">
            <text:p text:style-name="P13">0.20979</text:p>
          </table:table-cell>
          <table:table-cell table:style-name="Tabla2.A2" office:value-type="string">
            <text:p text:style-name="P12">1.7<text:span text:style-name="T20">2</text:span>821</text:p>
          </table:table-cell>
          <table:table-cell table:style-name="Tabla2.A2" office:value-type="string">
            <text:p text:style-name="P13">13.73710</text:p>
          </table:table-cell>
          <table:table-cell table:style-name="Tabla2.E2" office:value-type="string">
            <text:p text:style-name="P13">111.23236</text:p>
          </table:table-cell>
        </table:table-row>
        <table:table-row table:style-name="Tabla2.2">
          <table:table-cell table:style-name="Tabla2.A2" office:value-type="string">
            <text:p text:style-name="P14">-<text:span text:style-name="T17">O3</text:span></text:p>
          </table:table-cell>
          <table:table-cell table:style-name="Tabla2.A2" office:value-type="string">
            <text:p text:style-name="P8">0.20457</text:p>
          </table:table-cell>
          <table:table-cell table:style-name="Tabla2.A2" office:value-type="string">
            <text:p text:style-name="P8">1.6<text:span text:style-name="T19">4</text:span>240</text:p>
          </table:table-cell>
          <table:table-cell table:style-name="Tabla2.A2" office:value-type="string">
            <text:p text:style-name="P8">13.<text:span text:style-name="T19">0</text:span>4049</text:p>
          </table:table-cell>
          <table:table-cell table:style-name="Tabla2.E2" office:value-type="string">
            <text:p text:style-name="P13">105.39974</text:p>
          </table:table-cell>
        </table:table-row>
        <table:table-row table:style-name="Tabla2.2">
          <table:table-cell table:style-name="Tabla2.A6" office:value-type="string">
            <text:p text:style-name="P9">Sin opt.</text:p>
          </table:table-cell>
          <table:table-cell table:style-name="Tabla2.A6" office:value-type="string">
            <text:p text:style-name="P10">1.84276</text:p>
          </table:table-cell>
          <table:table-cell table:style-name="Tabla2.A6" office:value-type="string">
            <text:p text:style-name="P15">14.79465</text:p>
          </table:table-cell>
          <table:table-cell table:style-name="Tabla2.A6" office:value-type="string">
            <text:p text:style-name="P10">118.38131</text:p>
          </table:table-cell>
          <table:table-cell table:style-name="Tabla2.E6" office:value-type="string">
            <text:p text:style-name="P16">944.10362</text:p>
          </table:table-cell>
        </table:table-row>
        <table:table-row table:style-name="Tabla2.2">
          <table:table-cell table:style-name="Tabla2.A6" office:value-type="string">
            <text:p text:style-name="P9">-O1</text:p>
          </table:table-cell>
          <table:table-cell table:style-name="Tabla2.A6" office:value-type="string">
            <text:p text:style-name="P13">0.36287</text:p>
          </table:table-cell>
          <table:table-cell table:style-name="Tabla2.A6" office:value-type="string">
            <text:p text:style-name="P12">2.89767</text:p>
          </table:table-cell>
          <table:table-cell table:style-name="Tabla2.A6" office:value-type="string">
            <text:p text:style-name="P13">23.25086</text:p>
          </table:table-cell>
          <table:table-cell table:style-name="Tabla2.E6" office:value-type="string">
            <text:p text:style-name="P10">186.76933</text:p>
          </table:table-cell>
        </table:table-row>
        <table:table-row table:style-name="Tabla2.2">
          <table:table-cell table:style-name="Tabla2.A6" office:value-type="string">
            <text:p text:style-name="P14">-<text:span text:style-name="T17">O2</text:span></text:p>
          </table:table-cell>
          <table:table-cell table:style-name="Tabla2.A6" office:value-type="string">
            <text:p text:style-name="P13">0.35904</text:p>
          </table:table-cell>
          <table:table-cell table:style-name="Tabla2.A6" office:value-type="string">
            <text:p text:style-name="P13">2.90491</text:p>
          </table:table-cell>
          <table:table-cell table:style-name="Tabla2.A6" office:value-type="string">
            <text:p text:style-name="P13">23.30960</text:p>
          </table:table-cell>
          <table:table-cell table:style-name="Tabla2.E6" office:value-type="string">
            <text:p text:style-name="P13">187.06601</text:p>
          </table:table-cell>
        </table:table-row>
        <table:table-row table:style-name="Tabla2.2">
          <table:table-cell table:style-name="Tabla2.A6" office:value-type="string">
            <text:p text:style-name="P14">-<text:span text:style-name="T17">O3</text:span></text:p>
          </table:table-cell>
          <table:table-cell table:style-name="Tabla2.A6" office:value-type="string">
            <text:p text:style-name="P8">0.37891</text:p>
          </table:table-cell>
          <table:table-cell table:style-name="Tabla2.A6" office:value-type="string">
            <text:p text:style-name="P8">3.08815</text:p>
          </table:table-cell>
          <table:table-cell table:style-name="Tabla2.A6" office:value-type="string">
            <text:p text:style-name="P8">24.76066</text:p>
          </table:table-cell>
          <table:table-cell table:style-name="Tabla2.E6" office:value-type="string">
            <text:p text:style-name="P13">197.99299</text:p>
          </table:table-cell>
        </table:table-row>
      </table:table>
      <text:p text:style-name="P26"/>
      <text:p text:style-name="P38">Si bien los resultados son claramente mejores a los de mi entrega original, hay <text:span text:style-name="T20">cosas </text:span>que <text:span text:style-name="T20">no me esperaba para nada</text:span>: </text:p>
      <text:list xml:id="list4229336911" text:style-name="L1">
        <text:list-item>
          <text:p text:style-name="P43">En mi maquina local, las versiones optimizadas tienen entre si un cambio de rendimiento mucho menor.</text:p>
        </text:list-item>
        <text:list-item>
          <text:p text:style-name="P43">En el cluster, el rendimiento parece mejorar a medida que el nivel de optimización baja, lo cual es anti-intuitivo.</text:p>
        </text:list-item>
      </text:list>
      <text:p text:style-name="P37"/>
      <text:p text:style-name="P38">En el caso de mi maquina, puedo suponer que tal vez las optimizaciones que hice en el codigo en esta correccion hacen redundantes algunas de GCC. </text:p>
      <text:p text:style-name="P38">En cuanto al cluster, no estoy seguro de porque los niveles de optimización presentan un efecto contrario, tal vez una combinación de la arquitectura de ese CPU y la versión antigua de GCC que esta instalada. <text:span text:style-name="T20">Probe usando blocksizes distintos pero el efecto sigue siendo el mismo.</text:span></text:p>
      <text:p text:style-name="P38"/>
      <text:p text:style-name="P39">Mas allá de estos cambios, en conclusión, el código corregido es notablemente mas rapido que el anterior. Los cambios mas grandes se ven entre las versiones con menor o ningun optimizacion entre las dos versiones, tanto en el cluster como en la maquina loc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3T14:31:43.018429289</meta:creation-date>
    <dc:date>2023-04-26T17:21:45.537797077</dc:date>
    <meta:editing-duration>PT1H11M25S</meta:editing-duration>
    <meta:editing-cycles>32</meta:editing-cycles>
    <meta:generator>LibreOffice/7.3.7.2$Linux_X86_64 LibreOffice_project/30$Build-2</meta:generator>
    <meta:document-statistic meta:table-count="2" meta:image-count="0" meta:object-count="0" meta:page-count="3" meta:paragraph-count="114" meta:word-count="1040" meta:character-count="6169" meta:non-whitespace-character-count="5239"/>
  </office:meta>
</office:document-meta>
</file>